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16bbd2" officeooo:paragraph-rsid="0016bbd2"/>
    </style:style>
    <style:style style:name="P2" style:family="paragraph" style:parent-style-name="Standard">
      <style:text-properties style:text-underline-style="solid" style:text-underline-width="auto" style:text-underline-color="font-color" officeooo:rsid="0016bbd2" officeooo:paragraph-rsid="0016bbd2"/>
    </style:style>
    <style:style style:name="P3" style:family="paragraph" style:parent-style-name="Standard">
      <style:text-properties style:text-underline-style="none" officeooo:rsid="0016bbd2" officeooo:paragraph-rsid="0016bbd2"/>
    </style:style>
    <style:style style:name="P4" style:family="paragraph" style:parent-style-name="Standard">
      <style:text-properties style:text-underline-style="none" officeooo:rsid="0017d9c9" officeooo:paragraph-rsid="0017d9c9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T1" style:family="text">
      <style:text-properties style:text-underline-style="none" officeooo:rsid="0017d9c9"/>
    </style:style>
    <style:style style:name="T2" style:family="text">
      <style:text-properties officeooo:rsid="0017796c"/>
    </style:style>
    <style:style style:name="T3" style:family="text">
      <style:text-properties style:font-name="sans-serif" fo:font-size="12.75pt"/>
    </style:style>
    <style:style style:name="T4" style:family="text">
      <style:text-properties style:font-name="sans-serif" fo:font-size="12.75pt" officeooo:rsid="0017d9c9"/>
    </style:style>
    <style:style style:name="T5" style:family="text">
      <style:text-properties officeooo:rsid="0017d9c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s objeto</text:p>
      <text:p text:style-name="P1"/>
      <text:p text:style-name="P2">Persona 1</text:p>
      <text:p text:style-name="P2"/>
      <text:p text:style-name="P3">Información</text:p>
      <text:p text:style-name="P3"/>
      <text:p text:style-name="P3">Nombre: Roberto Fernández Andreu</text:p>
      <text:p text:style-name="P3">Profesión: Administrador de fincas</text:p>
      <text:p text:style-name="P3">Información personal: </text:p>
      <text:p text:style-name="P3"><text:tab/>- Soltero sin hijos.</text:p>
      <text:p text:style-name="P3"><text:tab/>- Tiene claro el viaje que quiere hacer.</text:p>
      <text:p text:style-name="P3">Requisitos:</text:p>
      <text:p text:style-name="P3"><text:tab/>-Encontrar “su” viaje.</text:p>
      <text:p text:style-name="P3"><text:tab/>- Múltiples opciones.</text:p>
      <text:p text:style-name="P3"><text:tab/>- Flexibilidad.</text:p>
      <text:p text:style-name="P3">Necesidades:</text:p>
      <text:p text:style-name="P3"><text:tab/>- Filtrar viajes.</text:p>
      <text:p text:style-name="P3"><text:tab/>- Feedback de los usuarios.</text:p>
      <text:p text:style-name="P3"><text:tab/>- Registro en la web.</text:p>
      <text:p text:style-name="P3"/>
      <text:p text:style-name="P2">Persona 2</text:p>
      <text:p text:style-name="P2"/>
      <text:p text:style-name="P3">Información</text:p>
      <text:p text:style-name="P3"/>
      <text:p text:style-name="P3">Nombre: Virginia García Soler</text:p>
      <text:p text:style-name="P3">Profesión: Funcionaria</text:p>
      <text:p text:style-name="P3">Información personal: </text:p>
      <text:p text:style-name="P3"><text:tab/>- Divorciada con una hija.</text:p>
      <text:p text:style-name="P3"><text:tab/>- Tiempo vacacional concreto.</text:p>
      <text:p text:style-name="P3">Requisitos:</text:p>
      <text:p text:style-name="P3"><text:tab/>-Viajes en familia.</text:p>
      <text:p text:style-name="P3"><text:tab/>- <text:span text:style-name="T2">Destinos alternativos</text:span>.</text:p>
      <text:p text:style-name="P3"><text:tab/>- <text:span text:style-name="T2">Le gusta probar comidas nuevas</text:span>.</text:p>
      <text:p text:style-name="P3">Necesidades:</text:p>
      <text:p text:style-name="P3"><text:tab/>- <text:span text:style-name="T2">Actividades para diferentes edades</text:span>.</text:p>
      <text:p text:style-name="P3"><text:tab/>- <text:span text:style-name="T2">Posibilidad de cancelación</text:span>.</text:p>
      <text:p text:style-name="Standard"><text:tab/>- <text:span text:style-name="T2">Cobertura sanitaria total</text:span>.</text:p>
      <text:p text:style-name="P3"/>
      <text:p text:style-name="P3"/>
      <text:list xml:id="list1187331197" text:style-name="L1">
        <text:list-item>
          <text:p text:style-name="P5">Identificar la características principales de las personas <text:span text:style-name="T5">objetivo.</text:span></text:p>
        </text:list-item>
      </text:list>
      <text:p text:style-name="Standard"><text:tab/><text:span text:style-name="T5">Personalizaci</text:span><text:span text:style-name="T1">ón de los viajes</text:span></text:p>
      <text:p text:style-name="P4"/>
      <text:list xml:id="list2152181388" text:style-name="L2">
        <text:list-item>
          <text:p text:style-name="P6"><text:span text:style-name="T5">E</text:span>ntender porqué las personas necesitan estas</text:p>
          <text:p text:style-name="P6"/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none" officeooo:rsid="0016bbd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1:14:29.473599666</meta:creation-date>
    <meta:generator>LibreOffice/7.3.5.2$Linux_X86_64 LibreOffice_project/30$Build-2</meta:generator>
    <dc:date>2022-10-06T11:49:55.472611583</dc:date>
    <meta:editing-duration>PT14M</meta:editing-duration>
    <meta:editing-cycles>2</meta:editing-cycles>
    <meta:document-statistic meta:table-count="0" meta:image-count="0" meta:object-count="0" meta:page-count="1" meta:paragraph-count="35" meta:word-count="118" meta:character-count="831" meta:non-whitespace-character-count="731"/>
  </office:meta>
</office:document-meta>
</file>